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92D050"/>
      <style:text-properties fo:color="#FFFFFF"/>
    </style:style>
    <style:style style:name="ce3" style:family="table-cell" style:parent-style-name="Default" style:data-style-name="N0">
      <style:table-cell-properties fo:background-color="#FFE699"/>
      <style:text-properties fo:color="#FFFFFF"/>
    </style:style>
    <style:style style:name="ce4" style:family="table-cell" style:parent-style-name="Default" style:data-style-name="N0">
      <style:table-cell-properties fo:background-color="#BDD7EE"/>
      <style:text-properties fo:color="#FFFFFF"/>
    </style:style>
    <style:style style:name="ce5" style:family="table-cell" style:parent-style-name="Default" style:data-style-name="N0">
      <style:table-cell-properties fo:background-color="transparent"/>
      <style:text-properties fo:color="#FFFFFF"/>
    </style:style>
    <style:style style:name="ce6" style:family="table-cell" style:parent-style-name="Default" style:data-style-name="N0">
      <style:text-properties fo:color="#FFFFFF"/>
    </style:style>
    <style:style style:name="ce7" style:family="table-cell" style:parent-style-name="Default" style:data-style-name="N0">
      <style:table-cell-properties fo:background-color="#E0B876"/>
      <style:text-properties fo:color="#FFFFFF"/>
    </style:style>
    <style:style style:name="ce8" style:family="table-cell" style:parent-style-name="Default" style:data-style-name="N0">
      <style:table-cell-properties fo:background-color="#000000"/>
      <style:text-properties fo:color="#FFFFFF"/>
    </style:style>
    <style:style style:name="ce9" style:family="table-cell" style:parent-style-name="Default" style:data-style-name="N0">
      <style:table-cell-properties fo:background-color="#833C0C"/>
      <style:text-properties fo:color="#FFFFFF"/>
    </style:style>
    <style:style style:name="co1" style:family="table-column">
      <style:table-column-properties fo:break-before="auto" style:column-width="0.71966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xample-s1-l0" table:style-name="ta1">
        <table:table-column table:style-name="co1" table:number-columns-repeated="16384" table:default-cell-style-name="ce6"/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4">
            <text:p>3</text:p>
          </table:table-cell>
          <table:table-cell table:number-columns-repeated="52" table:style-name="ce5"/>
          <table:table-cell table:number-columns-repeated="16316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52" table:style-name="ce5"/>
          <table:table-cell table:number-columns-repeated="16316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52" table:style-name="ce5"/>
          <table:table-cell table:number-columns-repeated="16316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52" table:style-name="ce5"/>
          <table:table-cell table:number-columns-repeated="16316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52" table:style-name="ce5"/>
          <table:table-cell table:number-columns-repeated="16316"/>
        </table:table-row>
        <table:table-row table:number-rows-repeated="2"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52" table:style-name="ce5"/>
          <table:table-cell table:number-columns-repeated="16316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52" table:style-name="ce5"/>
          <table:table-cell table:number-columns-repeated="16316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52" table:style-name="ce5"/>
          <table:table-cell table:number-columns-repeated="16316"/>
        </table:table-row>
        <table:table-row table:number-rows-repeated="29" table:style-name="ro1">
          <table:table-cell table:number-columns-repeated="68" table:style-name="ce5"/>
          <table:table-cell table:number-columns-repeated="16316"/>
        </table:table-row>
        <table:table-row table:number-rows-repeated="5" table:style-name="ro1">
          <table:table-cell table:number-columns-repeated="37" table:style-name="ce5"/>
          <table:table-cell table:number-columns-repeated="16347" table:style-name="ce6"/>
        </table:table-row>
        <table:table-row table:style-name="ro1">
          <table:table-cell table:number-columns-repeated="16" table:style-name="ce5"/>
          <table:table-cell table:number-columns-repeated="16368" table:style-name="ce6"/>
        </table:table-row>
        <table:table-row table:number-rows-repeated="1048532" table:style-name="ro1">
          <table:table-cell table:number-columns-repeated="16384"/>
        </table:table-row>
      </table:table>
      <table:table table:name="example-s1-l1" table:style-name="ta1">
        <table:table-column table:style-name="co1" table:number-columns-repeated="16384" table:default-cell-style-name="ce6"/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4">
            <text:p>-1</text:p>
          </table:table-cell>
          <table:table-cell table:number-columns-repeated="52" table:style-name="ce5"/>
          <table:table-cell table:number-columns-repeated="16316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52" table:style-name="ce5"/>
          <table:table-cell table:number-columns-repeated="16316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52" table:style-name="ce5"/>
          <table:table-cell table:number-columns-repeated="16316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3" table:style-name="ce8">
            <text:p>3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52" table:style-name="ce5"/>
          <table:table-cell table:number-columns-repeated="16316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52" table:style-name="ce5"/>
          <table:table-cell table:number-columns-repeated="16316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4" table:style-name="ce8">
            <text:p>4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52" table:style-name="ce5"/>
          <table:table-cell table:number-columns-repeated="16316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2" table:style-name="ce8">
            <text:p>2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52" table:style-name="ce5"/>
          <table:table-cell table:number-columns-repeated="16316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52" table:style-name="ce5"/>
          <table:table-cell table:number-columns-repeated="16316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52" table:style-name="ce5"/>
          <table:table-cell table:number-columns-repeated="16316"/>
        </table:table-row>
        <table:table-row table:number-rows-repeated="29" table:style-name="ro1">
          <table:table-cell table:number-columns-repeated="68" table:style-name="ce5"/>
          <table:table-cell table:number-columns-repeated="16316"/>
        </table:table-row>
        <table:table-row table:number-rows-repeated="5" table:style-name="ro1">
          <table:table-cell table:number-columns-repeated="37" table:style-name="ce5"/>
          <table:table-cell table:number-columns-repeated="16347" table:style-name="ce6"/>
        </table:table-row>
        <table:table-row table:style-name="ro1">
          <table:table-cell table:number-columns-repeated="16" table:style-name="ce5"/>
          <table:table-cell table:number-columns-repeated="16368" table:style-name="ce6"/>
        </table:table-row>
        <table:table-row table:number-rows-repeated="1048532" table:style-name="ro1">
          <table:table-cell table:number-columns-repeated="16384"/>
        </table:table-row>
      </table:table>
      <table:table table:name="example-s2-l0" table:style-name="ta1">
        <table:table-column table:style-name="co1" table:number-columns-repeated="16384" table:default-cell-style-name="ce6"/>
        <table:table-row table:style-name="ro1"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37" table:style-name="ce5"/>
          <table:table-cell table:number-columns-repeated="16315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37" table:style-name="ce5"/>
          <table:table-cell table:number-columns-repeated="1631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37" table:style-name="ce5"/>
          <table:table-cell table:number-columns-repeated="1631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37" table:style-name="ce5"/>
          <table:table-cell table:number-columns-repeated="1631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37" table:style-name="ce5"/>
          <table:table-cell table:number-columns-repeated="16315"/>
        </table:table-row>
        <table:table-row table:number-rows-repeated="2"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37" table:style-name="ce5"/>
          <table:table-cell table:number-columns-repeated="1631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37" table:style-name="ce5"/>
          <table:table-cell table:number-columns-repeated="1631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37" table:style-name="ce5"/>
          <table:table-cell table:number-columns-repeated="1631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37" table:style-name="ce5"/>
          <table:table-cell table:number-columns-repeated="1631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37" table:style-name="ce5"/>
          <table:table-cell table:number-columns-repeated="1631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37" table:style-name="ce5"/>
          <table:table-cell table:number-columns-repeated="16315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37" table:style-name="ce5"/>
          <table:table-cell table:number-columns-repeated="16315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37" table:style-name="ce5"/>
          <table:table-cell table:number-columns-repeated="16315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37" table:style-name="ce5"/>
          <table:table-cell table:number-columns-repeated="16315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37" table:style-name="ce5"/>
          <table:table-cell table:number-columns-repeated="16315"/>
        </table:table-row>
        <table:table-row table:number-rows-repeated="2" table:style-name="ro1"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37" table:style-name="ce5"/>
          <table:table-cell table:number-columns-repeated="16315" table:style-name="ce6"/>
        </table:table-row>
        <table:table-row table:number-rows-repeated="27" table:style-name="ro1">
          <table:table-cell table:number-columns-repeated="72" table:style-name="ce5"/>
          <table:table-cell table:number-columns-repeated="16312"/>
        </table:table-row>
        <table:table-row table:number-rows-repeated="1048531" table:style-name="ro1">
          <table:table-cell table:number-columns-repeated="16384"/>
        </table:table-row>
      </table:table>
      <table:table table:name="example-s2-l1" table:style-name="ta1">
        <table:table-column table:style-name="co1" table:number-columns-repeated="16384" table:default-cell-style-name="ce6"/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37" table:style-name="ce5"/>
          <table:table-cell table:number-columns-repeated="16315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37" table:style-name="ce5"/>
          <table:table-cell table:number-columns-repeated="16315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37" table:style-name="ce5"/>
          <table:table-cell table:number-columns-repeated="16315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37" table:style-name="ce5"/>
          <table:table-cell table:number-columns-repeated="16315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37" table:style-name="ce5"/>
          <table:table-cell table:number-columns-repeated="16315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37" table:style-name="ce5"/>
          <table:table-cell table:number-columns-repeated="16315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37" table:style-name="ce5"/>
          <table:table-cell table:number-columns-repeated="16315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37" table:style-name="ce5"/>
          <table:table-cell table:number-columns-repeated="16315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5" table:style-name="ce8">
            <text:p>5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37" table:style-name="ce5"/>
          <table:table-cell table:number-columns-repeated="16315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37" table:style-name="ce5"/>
          <table:table-cell table:number-columns-repeated="16315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37" table:style-name="ce5"/>
          <table:table-cell table:number-columns-repeated="16315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4" table:style-name="ce8">
            <text:p>4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3" table:style-name="ce8">
            <text:p>3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37" table:style-name="ce5"/>
          <table:table-cell table:number-columns-repeated="16315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37" table:style-name="ce5"/>
          <table:table-cell table:number-columns-repeated="16315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37" table:style-name="ce5"/>
          <table:table-cell table:number-columns-repeated="16315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2" table:style-name="ce8">
            <text:p>2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37" table:style-name="ce5"/>
          <table:table-cell table:number-columns-repeated="16315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37" table:style-name="ce5"/>
          <table:table-cell table:number-columns-repeated="16315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37" table:style-name="ce5"/>
          <table:table-cell table:number-columns-repeated="16315" table:style-name="ce6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37" table:style-name="ce5"/>
          <table:table-cell table:number-columns-repeated="16315" table:style-name="ce6"/>
        </table:table-row>
        <table:table-row table:number-rows-repeated="27" table:style-name="ro1">
          <table:table-cell table:number-columns-repeated="72" table:style-name="ce5"/>
          <table:table-cell table:number-columns-repeated="16312"/>
        </table:table-row>
        <table:table-row table:number-rows-repeated="1048531" table:style-name="ro1">
          <table:table-cell table:number-columns-repeated="16384"/>
        </table:table-row>
      </table:table>
      <table:table table:name="example-s3-l0" table:style-name="ta1">
        <table:table-column table:style-name="co1" table:number-columns-repeated="16384" table:default-cell-style-name="ce6"/>
        <table:table-row table:style-name="ro1"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20" table:style-name="ce5"/>
          <table:table-cell table:number-columns-repeated="16316"/>
        </table:table-row>
        <table:table-row table:number-rows-repeated="2" table:style-name="ro1"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20" table:style-name="ce5"/>
          <table:table-cell table:number-columns-repeated="16316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20" table:style-name="ce5"/>
          <table:table-cell table:number-columns-repeated="16316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20" table:style-name="ce5"/>
          <table:table-cell table:number-columns-repeated="16316"/>
        </table:table-row>
        <table:table-row table:number-rows-repeated="2" table:style-name="ro1"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20" table:style-name="ce5"/>
          <table:table-cell table:number-columns-repeated="16316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20" table:style-name="ce5"/>
          <table:table-cell table:number-columns-repeated="16316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4">
            <text:p>3</text:p>
          </table:table-cell>
          <table:table-cell table:number-columns-repeated="20" table:style-name="ce5"/>
          <table:table-cell table:number-columns-repeated="16316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4">
            <text:p>3</text:p>
          </table:table-cell>
          <table:table-cell table:number-columns-repeated="20" table:style-name="ce5"/>
          <table:table-cell table:number-columns-repeated="16316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4">
            <text:p>3</text:p>
          </table:table-cell>
          <table:table-cell table:number-columns-repeated="20" table:style-name="ce5"/>
          <table:table-cell table:number-columns-repeated="16316"/>
        </table:table-row>
        <table:table-row table:number-rows-repeated="2"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4">
            <text:p>3</text:p>
          </table:table-cell>
          <table:table-cell table:number-columns-repeated="20" table:style-name="ce5"/>
          <table:table-cell table:number-columns-repeated="16316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4">
            <text:p>3</text:p>
          </table:table-cell>
          <table:table-cell table:number-columns-repeated="20" table:style-name="ce5"/>
          <table:table-cell table:number-columns-repeated="16316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4">
            <text:p>3</text:p>
          </table:table-cell>
          <table:table-cell table:number-columns-repeated="20" table:style-name="ce5"/>
          <table:table-cell table:number-columns-repeated="16316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4">
            <text:p>3</text:p>
          </table:table-cell>
          <table:table-cell table:number-columns-repeated="20" table:style-name="ce5"/>
          <table:table-cell table:number-columns-repeated="16316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4">
            <text:p>3</text:p>
          </table:table-cell>
          <table:table-cell table:number-columns-repeated="20" table:style-name="ce5"/>
          <table:table-cell table:number-columns-repeated="16316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4">
            <text:p>3</text:p>
          </table:table-cell>
          <table:table-cell table:number-columns-repeated="20" table:style-name="ce5"/>
          <table:table-cell table:number-columns-repeated="16316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4">
            <text:p>3</text:p>
          </table:table-cell>
          <table:table-cell table:number-columns-repeated="20" table:style-name="ce5"/>
          <table:table-cell table:number-columns-repeated="16316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20" table:style-name="ce5"/>
          <table:table-cell table:number-columns-repeated="16316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20" table:style-name="ce5"/>
          <table:table-cell table:number-columns-repeated="16316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20" table:style-name="ce5"/>
          <table:table-cell table:number-columns-repeated="16316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20" table:style-name="ce5"/>
          <table:table-cell table:number-columns-repeated="16316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20" table:style-name="ce5"/>
          <table:table-cell table:number-columns-repeated="16316"/>
        </table:table-row>
        <table:table-row table:number-rows-repeated="2"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20" table:style-name="ce5"/>
          <table:table-cell table:number-columns-repeated="16316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20" table:style-name="ce5"/>
          <table:table-cell table:number-columns-repeated="16316"/>
        </table:table-row>
        <table:table-row table:number-rows-repeated="16" table:style-name="ro1">
          <table:table-cell table:number-columns-repeated="68" table:style-name="ce5"/>
          <table:table-cell table:number-columns-repeated="16316"/>
        </table:table-row>
        <table:table-row table:number-rows-repeated="2" table:style-name="ro1">
          <table:table-cell table:number-columns-repeated="58" table:style-name="ce5"/>
          <table:table-cell table:number-columns-repeated="16326" table:style-name="ce6"/>
        </table:table-row>
        <table:table-row table:number-rows-repeated="1048531" table:style-name="ro1">
          <table:table-cell table:number-columns-repeated="16384"/>
        </table:table-row>
      </table:table>
      <table:table table:name="example-s3-l1" table:style-name="ta1">
        <table:table-column table:style-name="co1" table:number-columns-repeated="16384" table:default-cell-style-name="ce6"/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20" table:style-name="ce5"/>
          <table:table-cell table:number-columns-repeated="16316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20" table:style-name="ce5"/>
          <table:table-cell table:number-columns-repeated="16316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20" table:style-name="ce5"/>
          <table:table-cell table:number-columns-repeated="16316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20" table:style-name="ce5"/>
          <table:table-cell table:number-columns-repeated="16316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20" table:style-name="ce5"/>
          <table:table-cell table:number-columns-repeated="16316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20" table:style-name="ce5"/>
          <table:table-cell table:number-columns-repeated="16316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20" table:style-name="ce5"/>
          <table:table-cell table:number-columns-repeated="16316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20" table:style-name="ce5"/>
          <table:table-cell table:number-columns-repeated="16316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20" table:style-name="ce5"/>
          <table:table-cell table:number-columns-repeated="16316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20" table:style-name="ce5"/>
          <table:table-cell table:number-columns-repeated="16316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20" table:style-name="ce5"/>
          <table:table-cell table:number-columns-repeated="16316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20" table:style-name="ce5"/>
          <table:table-cell table:number-columns-repeated="16316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20" table:style-name="ce5"/>
          <table:table-cell table:number-columns-repeated="16316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20" table:style-name="ce5"/>
          <table:table-cell table:number-columns-repeated="16316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5" table:style-name="ce8">
            <text:p>5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20" table:style-name="ce5"/>
          <table:table-cell table:number-columns-repeated="16316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20" table:style-name="ce5"/>
          <table:table-cell table:number-columns-repeated="16316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20" table:style-name="ce5"/>
          <table:table-cell table:number-columns-repeated="16316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20" table:style-name="ce5"/>
          <table:table-cell table:number-columns-repeated="16316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20" table:style-name="ce5"/>
          <table:table-cell table:number-columns-repeated="16316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4" table:style-name="ce8">
            <text:p>4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20" table:style-name="ce5"/>
          <table:table-cell table:number-columns-repeated="16316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20" table:style-name="ce5"/>
          <table:table-cell table:number-columns-repeated="16316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3" table:style-name="ce8">
            <text:p>3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20" table:style-name="ce5"/>
          <table:table-cell table:number-columns-repeated="16316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20" table:style-name="ce5"/>
          <table:table-cell table:number-columns-repeated="16316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20" table:style-name="ce5"/>
          <table:table-cell table:number-columns-repeated="16316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20" table:style-name="ce5"/>
          <table:table-cell table:number-columns-repeated="16316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2" table:style-name="ce8">
            <text:p>2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20" table:style-name="ce5"/>
          <table:table-cell table:number-columns-repeated="16316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20" table:style-name="ce5"/>
          <table:table-cell table:number-columns-repeated="16316"/>
        </table:table-row>
        <table:table-row table:number-rows-repeated="16" table:style-name="ro1">
          <table:table-cell table:number-columns-repeated="68" table:style-name="ce5"/>
          <table:table-cell table:number-columns-repeated="16316"/>
        </table:table-row>
        <table:table-row table:number-rows-repeated="2" table:style-name="ro1">
          <table:table-cell table:number-columns-repeated="58" table:style-name="ce5"/>
          <table:table-cell table:number-columns-repeated="16326" table:style-name="ce6"/>
        </table:table-row>
        <table:table-row table:number-rows-repeated="1048531" table:style-name="ro1">
          <table:table-cell table:number-columns-repeated="16384"/>
        </table:table-row>
      </table:table>
      <table:table table:name="example-s4-l0" table:style-name="ta1">
        <table:table-column table:style-name="co1" table:number-columns-repeated="16384" table:default-cell-style-name="ce6"/>
        <table:table-row table:style-name="ro1"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16320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16320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16320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16320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16320"/>
        </table:table-row>
        <table:table-row table:number-rows-repeated="2" table:style-name="ro1"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16320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16320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16320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16320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16320"/>
        </table:table-row>
        <table:table-row table:number-rows-repeated="2"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16320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16320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16320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16320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16320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16320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16320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16320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16320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16320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16320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16320"/>
        </table:table-row>
        <table:table-row table:number-rows-repeated="2" table:style-name="ro1"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16320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16320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16320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16320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16320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16320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16320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16320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16320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16320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16320"/>
        </table:table-row>
        <table:table-row table:number-rows-repeated="7" table:style-name="ro1">
          <table:table-cell table:number-columns-repeated="37" table:style-name="ce5"/>
          <table:table-cell table:number-columns-repeated="16347" table:style-name="ce6"/>
        </table:table-row>
        <table:table-row table:number-rows-repeated="1048533" table:style-name="ro1">
          <table:table-cell table:number-columns-repeated="16384"/>
        </table:table-row>
      </table:table>
      <table:table table:name="example-s4-l1" table:style-name="ta1">
        <table:table-column table:style-name="co1" table:number-columns-repeated="16384" table:default-cell-style-name="ce6"/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16320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16320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16320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16320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16320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16320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16320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16320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16320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16320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16320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5" table:style-name="ce8">
            <text:p>5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16320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16320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16320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4" table:style-name="ce8">
            <text:p>4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16320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16320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3" table:style-name="ce8">
            <text:p>3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16320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16320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16320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2" table:style-name="ce8">
            <text:p>2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16320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16320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16320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16320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16320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16320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16320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16320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16320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16320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16320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16320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16320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16320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16320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16320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16320"/>
        </table:table-row>
        <table:table-row table:number-rows-repeated="7" table:style-name="ro1">
          <table:table-cell table:number-columns-repeated="37" table:style-name="ce5"/>
          <table:table-cell table:number-columns-repeated="16347" table:style-name="ce6"/>
        </table:table-row>
        <table:table-row table:number-rows-repeated="1048533" table:style-name="ro1">
          <table:table-cell table:number-columns-repeated="16384"/>
        </table:table-row>
      </table:table>
      <table:table table:name="example-s5-l0" table:style-name="ta1">
        <table:table-column table:style-name="co1" table:number-columns-repeated="16384" table:default-cell-style-name="ce6"/>
        <table:table-row table:number-rows-repeated="2" table:style-name="ro1"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5" table:style-name="ce5"/>
          <table:table-cell table:number-columns-repeated="16299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5" table:style-name="ce5"/>
          <table:table-cell table:number-columns-repeated="16299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5" table:style-name="ce5"/>
          <table:table-cell table:number-columns-repeated="16299"/>
        </table:table-row>
        <table:table-row table:number-rows-repeated="3" table:style-name="ro1"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5" table:style-name="ce5"/>
          <table:table-cell table:number-columns-repeated="16299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5" table:style-name="ce5"/>
          <table:table-cell table:number-columns-repeated="16299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5" table:style-name="ce5"/>
          <table:table-cell table:number-columns-repeated="16299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5" table:style-name="ce5"/>
          <table:table-cell table:number-columns-repeated="16299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5" table:style-name="ce5"/>
          <table:table-cell table:number-columns-repeated="16299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5" table:style-name="ce5"/>
          <table:table-cell table:number-columns-repeated="16299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16304" table:style-name="ce6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16304" table:style-name="ce6"/>
        </table:table-row>
        <table:table-row table:number-rows-repeated="2"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16304" table:style-name="ce6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16304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16304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16304"/>
        </table:table-row>
        <table:table-row table:number-rows-repeated="3"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16304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16304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16304"/>
        </table:table-row>
        <table:table-row table:number-rows-repeated="2" table:style-name="ro1"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16304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16304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16304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16304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16304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16304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16304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16304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16304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16304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16304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16304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16304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16304"/>
        </table:table-row>
        <table:table-row table:number-rows-repeated="2" table:style-name="ro1"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16304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16304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16304"/>
        </table:table-row>
        <table:table-row table:number-rows-repeated="2" table:style-name="ro1"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16304"/>
        </table:table-row>
        <table:table-row table:number-rows-repeated="1048531" table:style-name="ro1">
          <table:table-cell table:number-columns-repeated="16384"/>
        </table:table-row>
      </table:table>
      <table:table table:name="example-s5-l1" table:style-name="ta1">
        <table:table-column table:style-name="co1" table:number-columns-repeated="16384" table:default-cell-style-name="ce6"/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5" table:style-name="ce5"/>
          <table:table-cell table:number-columns-repeated="16299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5" table:style-name="ce5"/>
          <table:table-cell table:number-columns-repeated="16299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5" table:style-name="ce5"/>
          <table:table-cell table:number-columns-repeated="16299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5" table:style-name="ce5"/>
          <table:table-cell table:number-columns-repeated="16299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5" table:style-name="ce5"/>
          <table:table-cell table:number-columns-repeated="16299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5" table:style-name="ce5"/>
          <table:table-cell table:number-columns-repeated="16299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5" table:style-name="ce5"/>
          <table:table-cell table:number-columns-repeated="16299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5" table:style-name="ce5"/>
          <table:table-cell table:number-columns-repeated="16299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5" table:style-name="ce5"/>
          <table:table-cell table:number-columns-repeated="16299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5" table:style-name="ce5"/>
          <table:table-cell table:number-columns-repeated="16299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5" table:style-name="ce5"/>
          <table:table-cell table:number-columns-repeated="16299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5" table:style-name="ce5"/>
          <table:table-cell table:number-columns-repeated="16299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16304" table:style-name="ce6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16304" table:style-name="ce6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16304" table:style-name="ce6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16304" table:style-name="ce6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16304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16304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16304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16304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16304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16304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16304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3" table:style-name="ce8">
            <text:p>3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16304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4" table:style-name="ce8">
            <text:p>4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16304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16304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16304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2" table:style-name="ce8">
            <text:p>2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16304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5" table:style-name="ce8">
            <text:p>5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16304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16304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16304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4">
            <text:p>-1</text:p>
          </table:table-cell>
          <table:table-cell table:number-columns-repeated="16304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16304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16304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16304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16304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16304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16304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16304"/>
        </table:table-row>
        <table:table-row table:number-rows-repeated="2"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16304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16304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16304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7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16304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16304"/>
        </table:table-row>
        <table:table-row table:number-rows-repeated="104853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meta:initial-creator>Luc Toupense</meta:initial-creator>
    <dc:creator>Luc Toupense</dc:creator>
    <meta:creation-date>2023-02-03T23:31:44Z</meta:creation-date>
    <dc:date>2023-02-04T14:00:13Z</dc:date>
    <meta:editing-duration>PT0S</meta:editing-duration>
  </office:meta>
</office:document-meta>
</file>